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196848" officeooo:paragraph-rsid="001e2913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6848" officeooo:paragraph-rsid="001e2913" style:font-weight-asian="bold" style:font-weight-complex="bold"/>
    </style:style>
    <style:style style:name="P3" style:family="paragraph" style:parent-style-name="Text_20_body" style:list-style-name="L1">
      <style:text-properties officeooo:paragraph-rsid="001e2913"/>
    </style:style>
    <style:style style:name="P4" style:family="paragraph" style:parent-style-name="Text_20_body" style:list-style-name="L1">
      <style:text-properties officeooo:rsid="001e2913" officeooo:paragraph-rsid="001e2913"/>
    </style:style>
    <style:style style:name="P5" style:family="paragraph" style:parent-style-name="Text_20_body" style:list-style-name="L1">
      <style:text-properties officeooo:rsid="001fd2d3" officeooo:paragraph-rsid="001fd2d3"/>
    </style:style>
    <style:style style:name="P6" style:family="paragraph" style:parent-style-name="Text_20_body" style:list-style-name="L1">
      <style:text-properties officeooo:rsid="00215265" officeooo:paragraph-rsid="00215265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paragraph-rsid="001e2913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rsid="001fd2d3" officeooo:paragraph-rsid="001fd2d3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officeooo:rsid="00215265" officeooo:paragraph-rsid="00215265"/>
    </style:style>
    <style:style style:name="P10" style:family="paragraph" style:parent-style-name="Heading_20_4">
      <style:paragraph-properties fo:text-align="start" style:justify-single-word="false"/>
      <style:text-properties style:text-underline-style="solid" style:text-underline-width="auto" style:text-underline-color="font-color" fo:font-weight="normal" officeooo:rsid="00196848" officeooo:paragraph-rsid="001e2913" style:font-weight-asian="normal" style:font-weight-complex="normal"/>
    </style:style>
    <style:style style:name="T1" style:family="text">
      <style:text-properties officeooo:rsid="00196848"/>
    </style:style>
    <style:style style:name="T2" style:family="text">
      <style:text-properties officeooo:rsid="001e2913"/>
    </style:style>
    <style:style style:name="T3" style:family="text">
      <style:text-properties officeooo:rsid="001fd2d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ektaak 3</text:p>
      <text:p text:style-name="P2"/>
      <text:h text:style-name="P10" text:outline-level="4">Bereken</text:h>
      <text:list xml:id="list8942863541300934983" text:style-name="L1">
        <text:list-item>
          <text:p text:style-name="P3">Tryptofaan is een zeldzaam aminozuur. Hoeveel codons coderen voor dit aminozuur en wat is de kans dat een willekeurige sequentie voor dit aminozuur codeert? Ga uit van A:C:G:T is 0.25:0.25:0.25:0.25.</text:p>
          <text:p text:style-name="P3">Tryptofaan <text:span text:style-name="T1">= TGG.</text:span></text:p>
          <text:p text:style-name="P3"><text:span text:style-name="T2">Er is 1 mogelijkheid, de kans is ¼ x ¼ x ¼ </text:span>= <text:span text:style-name="T2">1/64.</text:span></text:p>
        </text:list-item>
        <text:list-item>
          <text:p text:style-name="P3">Alanine is een frequent aminozuur. Hoeveel codons coderen voor dit aminozuur en wat is de kans dat een willekeurige gensequentie voor dit aminozuur codeert? Ga uit van A:C:G:T is 0.25:0.25:0.25:0.25.</text:p>
          <text:p text:style-name="P4">Alanine = GCT, GCC, GCA, GCG.</text:p>
          <text:p text:style-name="P4">De kans per codon: <text:s/>¼ x ¼ x ¼ = 1/64.</text:p>
          <text:p text:style-name="P4">Er zijn 4 mogelijkheden, dus de kans is 4 x 1/64 = 1/16.</text:p>
        </text:list-item>
        <text:list-item>
          <text:p text:style-name="P3">Stel dat het coderende aandeel van een bepaald genoom bestaat uit: 3000 'A', 4000 'T', 5000 'C' en 4500 'G'.</text:p>
          <text:p text:style-name="P5">Totaal: 4500 + 3000 + 4000 + 5000 = 16500.</text:p>
          <text:list>
            <text:list-item>
              <text:p text:style-name="P7">Wat is de kans dat een coderende sequentie voor het codon 'CGT' codeert? </text:p>
              <text:p text:style-name="P8">5000/16500 * 4500/16500 * 4000/16500 = 80/3993 = 2% kans.</text:p>
            </text:list-item>
            <text:list-item>
              <text:p text:style-name="P7">Wat is de kans dat een coderende sequentie zowel voor het codon 'TAT' als ook voor het codon 'CGT' codeert? </text:p>
              <text:p text:style-name="P9">Kans op TAT: <text:span text:style-name="T3">4500/16500 * </text:span>3000/16500 * <text:span text:style-name="T3">4500/16500 </text:span>= 18/1331 = 1.35% kans.</text:p>
              <text:p text:style-name="P9">Kans op CGT: <text:span text:style-name="T3">5000/16500 * 4500/16500 * 4000/16500 = 80/3993 = 2% kans.</text:span></text:p>
              <text:p text:style-name="P9">Kans dat ze samen voorkomen: <text:s/></text:p>
            </text:list-item>
            <text:list-item>
              <text:p text:style-name="P3">Wat is de kans dat een coderende sequentie voor de codons 'TAT' of 'CGT' codeert? </text:p>
              <text:p text:style-name="P6">1.35 + 2 = 3.35% kans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1:36:01.744019645</meta:creation-date>
    <dc:date>2018-03-06T13:20:45.233229718</dc:date>
    <meta:editing-duration>PT22M4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52" meta:character-count="1286" meta:non-whitespace-character-count="1064"/>
  </office:meta>
</office:document-meta>
</file>